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table-cell-properties fo:background-color="transparent"/>
      <style:text-properties fo:color="#000000" style:font-name="Arial" style:font-name-asian="Arial" style:font-name-complex="Arial" fo:font-size="16pt" style:font-size-asian="16pt" style:font-size-complex="16pt" fo:font-weight="bold" style:font-weight-asian="bold" style:font-weight-complex="bold"/>
    </style:style>
    <style:style style:name="ce2" style:family="table-cell" style:parent-style-name="Default" style:data-style-name="N0">
      <style:table-cell-properties fo:background-color="transparent"/>
      <style:text-properties fo:color="#000000"/>
    </style:style>
    <style:style style:name="ce3" style:family="table-cell" style:parent-style-name="Default" style:data-style-name="N0">
      <style:table-cell-properties style:vertical-align="automatic" fo:background-color="transparent" style:repeat-content="false"/>
      <style:paragraph-properties fo:text-align="end" fo:margin-right="0cm"/>
      <style:text-properties fo:color="#000000"/>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fo:background-color="transparent"/>
      <style:text-properties fo:font-weight="bold" style:font-weight-asian="bold" style:font-weight-complex="bold"/>
    </style:style>
    <style:style style:name="ce6" style:family="table-cell" style:parent-style-name="Default" style:data-style-name="N0">
      <style:table-cell-properties fo:background-color="transparent"/>
      <style:text-properties fo:color="#000000" style:font-name="Arial" style:font-name-asian="Arial" style:font-name-complex="Arial" fo:font-size="12pt" style:font-size-asian="12pt" style:font-size-complex="12pt"/>
    </style:style>
    <style:style style:name="ce7" style:family="table-cell" style:parent-style-name="Default" style:data-style-name="N0">
      <style:table-cell-properties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automatic" fo:wrap-option="wrap" fo:background-color="transparent" style:repeat-content="false"/>
      <style:paragraph-properties fo:text-align="end" fo:margin-right="0.353cm"/>
      <style:text-properties fo:color="#000000"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36">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13" style:family="table-cell" style:parent-style-name="Default" style:data-style-name="N36">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14" style:family="table-cell" style:parent-style-name="Default" style:data-style-name="N3">
      <style:table-cell-properties style:vertical-align="automatic"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16" style:family="table-cell" style:parent-style-name="Default" style:data-style-name="N0">
      <style:table-cell-properties style:vertical-align="automatic" fo:background-color="transparent" style:repeat-content="false"/>
      <style:paragraph-properties fo:text-align="start" fo:margin-left="0.706cm"/>
      <style:text-properties fo:color="#000000" style:font-name="Arial" style:font-name-asian="Arial" style:font-name-complex="Arial" fo:font-size="12pt" style:font-size-asian="12pt" style:font-size-complex="12pt"/>
    </style:style>
    <style:style style:name="ce17" style:family="table-cell" style:parent-style-name="Default" style:data-style-name="N0">
      <style:table-cell-properties style:vertical-align="automatic" fo:background-color="transparent" style:repeat-content="false"/>
      <style:paragraph-properties fo:text-align="end" fo:margin-right="0cm"/>
    </style:style>
    <style:style style:name="ce18"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o1" style:family="table-column">
      <style:table-column-properties fo:break-before="auto" style:column-width="10.4245833333333cm"/>
    </style:style>
    <style:style style:name="co2" style:family="table-column">
      <style:table-column-properties fo:break-before="auto" style:column-width="5.29166666666667cm"/>
    </style:style>
    <style:style style:name="co3" style:family="table-column">
      <style:table-column-properties fo:break-before="auto" style:column-width="8.175625cm"/>
    </style:style>
    <style:style style:name="co4" style:family="table-column">
      <style:table-column-properties fo:break-before="auto" style:column-width="6.29708333333333cm"/>
    </style:style>
    <style:style style:name="co5" style:family="table-column">
      <style:table-column-properties fo:break-before="auto" style:column-width="3.06916666666667cm"/>
    </style:style>
    <style:style style:name="co6" style:family="table-column">
      <style:table-column-properties fo:break-before="auto" style:column-width="1.69333333333333cm"/>
    </style:style>
    <style:style style:name="co7" style:family="table-column">
      <style:table-column-properties fo:break-before="auto" style:column-width="16.589375cm"/>
    </style:style>
    <style:style style:name="ro1" style:family="table-row">
      <style:table-row-properties style:row-height="20.2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10.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75.75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6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le_2" table:style-name="ta1">
        <table:table-column table:style-name="co1" table:default-cell-style-name="ce4"/>
        <table:table-column table:style-name="co2" table:default-cell-style-name="ce4"/>
        <table:table-column table:style-name="co3" table:default-cell-style-name="ce4"/>
        <table:table-column table:style-name="co2" table:default-cell-style-name="ce4"/>
        <table:table-column table:style-name="co4" table:default-cell-style-name="ce4"/>
        <table:table-column table:style-name="co5" table:default-cell-style-name="ce17"/>
        <table:table-column table:style-name="co6" table:number-columns-repeated="16378" table:default-cell-style-name="ce4"/>
        <table:table-row table:style-name="ro1">
          <table:table-cell office:value-type="string" table:style-name="ce1">
            <text:p>Table 2: Council tax (average Band D) in England 2024 to 2025, and percentage change from 2023 to 2024: by class of authority<text:s/></text:p>
          </table:table-cell>
          <table:table-cell table:number-columns-repeated="4" table:style-name="ce2"/>
          <table:table-cell table:style-name="ce3"/>
          <table:table-cell table:number-columns-repeated="16378"/>
        </table:table-row>
        <table:table-row table:style-name="ro2">
          <table:table-cell office:value-type="string" table:style-name="ce6">
            <text:p>This worksheet contains 1 table. The data in this table are reported in pounds (£) with adjacent columns comparing the previous year figure in percentages.</text:p>
          </table:table-cell>
          <table:table-cell table:number-columns-repeated="4" table:style-name="ce2"/>
          <table:table-cell table:style-name="ce3"/>
          <table:table-cell table:number-columns-repeated="16378"/>
        </table:table-row>
        <table:table-row table:style-name="ro3">
          <table:table-cell office:value-type="string" table:style-name="ce7">
            <text:p>Class of Authority</text:p>
          </table:table-cell>
          <table:table-cell office:value-type="string" table:style-name="ce8">
            <text:p>Average council tax for the authority including adult social care precept, excluding parish precepts (Band D)<text:s/></text:p>
            <text:p>£</text:p>
          </table:table-cell>
          <table:table-cell office:value-type="string" table:style-name="ce8">
            <text:p>Percentage change of average council tax for the authority including adult social care precept, excluding parish precepts (Band D)<text:s/></text:p>
            <text:p>%</text:p>
            <text:p/>
          </table:table-cell>
          <table:table-cell office:value-type="string" table:style-name="ce8">
            <text:p>Average council tax for the authority including adult social care and including parish precepts (Band D)<text:s/></text:p>
            <text:p>£</text:p>
          </table:table-cell>
          <table:table-cell office:value-type="string" table:style-name="ce8">
            <text:p>Percentage change of average council tax for the authority including adult social care and including parish precepts<text:s/></text:p>
            <text:p>(Band D)</text:p>
            <text:p>%</text:p>
          </table:table-cell>
          <table:table-cell office:value-type="string" table:style-name="ce9">
            <text:p>Notes</text:p>
          </table:table-cell>
          <table:table-cell table:number-columns-repeated="16378"/>
        </table:table-row>
        <table:table-row table:style-name="ro2">
          <table:table-cell office:value-type="string" table:style-name="ce7">
            <text:p>England</text:p>
          </table:table-cell>
          <table:table-cell office:value-type="float" office:value="2129.7612817601612" table:style-name="ce10">
            <text:p>2,130</text:p>
          </table:table-cell>
          <table:table-cell office:value-type="percentage" office:value="5.0540759512731827E-2" table:style-name="ce11">
            <text:p>5.1%</text:p>
          </table:table-cell>
          <table:table-cell office:value-type="float" office:value="2170.9949808956148" table:style-name="ce10">
            <text:p>2,171</text:p>
          </table:table-cell>
          <table:table-cell office:value-type="percentage" office:value="5.1303833270678507E-2" table:style-name="ce11">
            <text:p>5.1%</text:p>
          </table:table-cell>
          <table:table-cell table:style-name="ce9"/>
          <table:table-cell table:number-columns-repeated="16378" table:style-name="ce5"/>
        </table:table-row>
        <table:table-row table:style-name="ro2">
          <table:table-cell office:value-type="string" table:style-name="ce6">
            <text:p>Inner London boroughs including City</text:p>
          </table:table-cell>
          <table:table-cell office:value-type="float" office:value="1137.087081126142" table:style-name="ce12">
            <text:p>1,137</text:p>
          </table:table-cell>
          <table:table-cell office:value-type="percentage" office:value="4.7523796523392017E-2" table:style-name="ce13">
            <text:p>4.8%</text:p>
          </table:table-cell>
          <table:table-cell office:value-type="float" office:value="1137.535685081612" table:style-name="ce12">
            <text:p>1,138</text:p>
          </table:table-cell>
          <table:table-cell office:value-type="percentage" office:value="4.7502817884443965E-2" table:style-name="ce13">
            <text:p>4.8%</text:p>
          </table:table-cell>
          <table:table-cell table:style-name="ce14"/>
          <table:table-cell table:number-columns-repeated="16378"/>
        </table:table-row>
        <table:table-row table:style-name="ro2">
          <table:table-cell office:value-type="string" table:style-name="ce6">
            <text:p>Outer London boroughs</text:p>
          </table:table-cell>
          <table:table-cell office:value-type="float" office:value="1605.9780272314049" table:style-name="ce12">
            <text:p>1,606</text:p>
          </table:table-cell>
          <table:table-cell office:value-type="percentage" office:value="4.9418778208517651E-2" table:style-name="ce13">
            <text:p>4.9%</text:p>
          </table:table-cell>
          <table:table-cell office:value-type="float" office:value="1605.9780272314049" table:style-name="ce12">
            <text:p>1,606</text:p>
          </table:table-cell>
          <table:table-cell office:value-type="percentage" office:value="4.9418778208517651E-2" table:style-name="ce13">
            <text:p>4.9%</text:p>
          </table:table-cell>
          <table:table-cell table:style-name="ce14"/>
          <table:table-cell table:number-columns-repeated="16378"/>
        </table:table-row>
        <table:table-row table:style-name="ro2">
          <table:table-cell office:value-type="string" table:style-name="ce6">
            <text:p>London boroughs</text:p>
          </table:table-cell>
          <table:table-cell office:value-type="float" office:value="1421.8154096560161" table:style-name="ce12">
            <text:p>1,422</text:p>
          </table:table-cell>
          <table:table-cell office:value-type="percentage" office:value="4.9031555937917734E-2" table:style-name="ce13">
            <text:p>4.9%</text:p>
          </table:table-cell>
          <table:table-cell office:value-type="float" office:value="1421.991604311469" table:style-name="ce12">
            <text:p>1,422</text:p>
          </table:table-cell>
          <table:table-cell office:value-type="percentage" office:value="4.9029976696546032E-2" table:style-name="ce13">
            <text:p>4.9%</text:p>
          </table:table-cell>
          <table:table-cell table:style-name="ce15"/>
          <table:table-cell table:number-columns-repeated="16378"/>
        </table:table-row>
        <table:table-row table:style-name="ro2">
          <table:table-cell office:value-type="string" table:style-name="ce6">
            <text:p>Greater London Authority</text:p>
          </table:table-cell>
          <table:table-cell office:value-type="float" office:value="471.39999362885521" table:style-name="ce12">
            <text:p>471</text:p>
          </table:table-cell>
          <table:table-cell office:value-type="percentage" office:value="8.5824834451686621E-2" table:style-name="ce13">
            <text:p>8.6%</text:p>
          </table:table-cell>
          <table:table-cell office:value-type="float" office:value="471.39999362885521" table:style-name="ce12">
            <text:p>471</text:p>
          </table:table-cell>
          <table:table-cell office:value-type="percentage" office:value="8.5824834451686621E-2" table:style-name="ce13">
            <text:p>8.6%</text:p>
          </table:table-cell>
          <table:table-cell office:value-type="string" table:style-name="ce15">
            <text:p>[note a]</text:p>
          </table:table-cell>
          <table:table-cell table:number-columns-repeated="16378"/>
        </table:table-row>
        <table:table-row table:style-name="ro2">
          <table:table-cell office:value-type="string" table:style-name="ce16">
            <text:p>of which The Mayor's Office for Policing and Crime</text:p>
          </table:table-cell>
          <table:table-cell office:value-type="float" office:value="305.12999513917322" table:style-name="ce12">
            <text:p>305</text:p>
          </table:table-cell>
          <table:table-cell office:value-type="percentage" office:value="4.4500719334451176E-2" table:style-name="ce13">
            <text:p>4.5%</text:p>
          </table:table-cell>
          <table:table-cell office:value-type="float" office:value="305.12999513917322" table:style-name="ce12">
            <text:p>305</text:p>
          </table:table-cell>
          <table:table-cell office:value-type="percentage" office:value="4.4500719334451176E-2" table:style-name="ce13">
            <text:p>4.5%</text:p>
          </table:table-cell>
          <table:table-cell table:style-name="ce15"/>
          <table:table-cell table:number-columns-repeated="16378"/>
        </table:table-row>
        <table:table-row table:style-name="ro2">
          <table:table-cell office:value-type="string" table:style-name="ce16">
            <text:p>of which other services</text:p>
          </table:table-cell>
          <table:table-cell office:value-type="float" office:value="166.26999848968211" table:style-name="ce12">
            <text:p>166</text:p>
          </table:table-cell>
          <table:table-cell office:value-type="percentage" office:value="0.17083302929147329" table:style-name="ce13">
            <text:p>17.1%</text:p>
          </table:table-cell>
          <table:table-cell office:value-type="float" office:value="166.26999848968211" table:style-name="ce12">
            <text:p>166</text:p>
          </table:table-cell>
          <table:table-cell office:value-type="percentage" office:value="0.17083302929147329" table:style-name="ce13">
            <text:p>17.1%</text:p>
          </table:table-cell>
          <table:table-cell table:style-name="ce15"/>
          <table:table-cell table:number-columns-repeated="16378"/>
        </table:table-row>
        <table:table-row table:style-name="ro2">
          <table:table-cell office:value-type="string" table:style-name="ce6">
            <text:p>Combined authorities</text:p>
          </table:table-cell>
          <table:table-cell office:value-type="float" office:value="71.625183228059697" table:style-name="ce12">
            <text:p>72</text:p>
          </table:table-cell>
          <table:table-cell office:value-type="percentage" office:value="0.11844446015083838" table:style-name="ce13">
            <text:p>11.8%</text:p>
          </table:table-cell>
          <table:table-cell office:value-type="float" office:value="71.625183228059697" table:style-name="ce12">
            <text:p>72</text:p>
          </table:table-cell>
          <table:table-cell office:value-type="percentage" office:value="0.11844446015083838" table:style-name="ce13">
            <text:p>11.8%</text:p>
          </table:table-cell>
          <table:table-cell office:value-type="string" table:style-name="ce15">
            <text:p>[note b] [note c]</text:p>
          </table:table-cell>
          <table:table-cell table:number-columns-repeated="16378"/>
        </table:table-row>
        <table:table-row table:style-name="ro2">
          <table:table-cell office:value-type="string" table:style-name="ce6">
            <text:p>Metropolitan districts</text:p>
          </table:table-cell>
          <table:table-cell office:value-type="float" office:value="1828.1284481932121" table:style-name="ce12">
            <text:p>1,828</text:p>
          </table:table-cell>
          <table:table-cell office:value-type="percentage" office:value="5.3336357252536437E-2" table:style-name="ce13">
            <text:p>5.3%</text:p>
          </table:table-cell>
          <table:table-cell office:value-type="float" office:value="1836.927885629902" table:style-name="ce12">
            <text:p>1,837</text:p>
          </table:table-cell>
          <table:table-cell office:value-type="percentage" office:value="5.3501804059267903E-2" table:style-name="ce13">
            <text:p>5.4%</text:p>
          </table:table-cell>
          <table:table-cell table:style-name="ce15"/>
          <table:table-cell table:number-columns-repeated="16378"/>
        </table:table-row>
        <table:table-row table:style-name="ro2">
          <table:table-cell office:value-type="string" table:style-name="ce6">
            <text:p>Metropolitan fire and rescue authorities</text:p>
          </table:table-cell>
          <table:table-cell office:value-type="float" office:value="82.761231331207938" table:style-name="ce12">
            <text:p>83</text:p>
          </table:table-cell>
          <table:table-cell office:value-type="percentage" office:value="2.975278500943055E-2" table:style-name="ce13">
            <text:p>3.0%</text:p>
          </table:table-cell>
          <table:table-cell office:value-type="float" office:value="82.761231331207938" table:style-name="ce12">
            <text:p>83</text:p>
          </table:table-cell>
          <table:table-cell office:value-type="percentage" office:value="2.975278500943055E-2" table:style-name="ce13">
            <text:p>3.0%</text:p>
          </table:table-cell>
          <table:table-cell table:style-name="ce15"/>
          <table:table-cell table:number-columns-repeated="16378"/>
        </table:table-row>
        <table:table-row table:style-name="ro2">
          <table:table-cell office:value-type="string" table:style-name="ce6">
            <text:p>Shire unitary authorities</text:p>
          </table:table-cell>
          <table:table-cell office:value-type="float" office:value="1820.328010514954" table:style-name="ce12">
            <text:p>1,820</text:p>
          </table:table-cell>
          <table:table-cell office:value-type="percentage" office:value="5.0191256434120514E-2" table:style-name="ce13">
            <text:p>5.0%</text:p>
          </table:table-cell>
          <table:table-cell office:value-type="float" office:value="1886.0293356414529" table:style-name="ce12">
            <text:p>1,886</text:p>
          </table:table-cell>
          <table:table-cell office:value-type="percentage" office:value="5.2148802343841436E-2" table:style-name="ce13">
            <text:p>5.2%</text:p>
          </table:table-cell>
          <table:table-cell table:style-name="ce15"/>
          <table:table-cell table:number-columns-repeated="16378"/>
        </table:table-row>
        <table:table-row table:style-name="ro2">
          <table:table-cell office:value-type="string" table:style-name="ce6">
            <text:p>Shire counties</text:p>
          </table:table-cell>
          <table:table-cell office:value-type="float" office:value="1642.9593037369559" table:style-name="ce12">
            <text:p>1,643</text:p>
          </table:table-cell>
          <table:table-cell office:value-type="percentage" office:value="4.9874627765785787E-2" table:style-name="ce13">
            <text:p>5.0%</text:p>
          </table:table-cell>
          <table:table-cell office:value-type="float" office:value="1642.9593037369559" table:style-name="ce12">
            <text:p>1,643</text:p>
          </table:table-cell>
          <table:table-cell office:value-type="percentage" office:value="4.9874627765785787E-2" table:style-name="ce13">
            <text:p>5.0%</text:p>
          </table:table-cell>
          <table:table-cell table:style-name="ce15"/>
          <table:table-cell table:number-columns-repeated="16378"/>
        </table:table-row>
        <table:table-row table:style-name="ro2">
          <table:table-cell office:value-type="string" table:style-name="ce6">
            <text:p>Shire districts</text:p>
          </table:table-cell>
          <table:table-cell office:value-type="float" office:value="210.24122830600439" table:style-name="ce12">
            <text:p>210</text:p>
          </table:table-cell>
          <table:table-cell office:value-type="percentage" office:value="2.9534441535695507E-2" table:style-name="ce13">
            <text:p>3.0%</text:p>
          </table:table-cell>
          <table:table-cell office:value-type="float" office:value="266.10607317807091" table:style-name="ce12">
            <text:p>266</text:p>
          </table:table-cell>
          <table:table-cell office:value-type="percentage" office:value="3.9355048932042898E-2" table:style-name="ce13">
            <text:p>3.9%</text:p>
          </table:table-cell>
          <table:table-cell table:style-name="ce15"/>
          <table:table-cell table:number-columns-repeated="16378"/>
        </table:table-row>
        <table:table-row table:style-name="ro2">
          <table:table-cell office:value-type="string" table:style-name="ce6">
            <text:p>Shire fire and rescue authorities</text:p>
          </table:table-cell>
          <table:table-cell office:value-type="float" office:value="89.582383547239417" table:style-name="ce12">
            <text:p>90</text:p>
          </table:table-cell>
          <table:table-cell office:value-type="percentage" office:value="2.9919332573458409E-2" table:style-name="ce13">
            <text:p>3.0%</text:p>
          </table:table-cell>
          <table:table-cell office:value-type="float" office:value="89.582383547239417" table:style-name="ce12">
            <text:p>90</text:p>
          </table:table-cell>
          <table:table-cell office:value-type="percentage" office:value="2.9919332573458409E-2" table:style-name="ce13">
            <text:p>3.0%</text:p>
          </table:table-cell>
          <table:table-cell table:style-name="ce15"/>
          <table:table-cell table:number-columns-repeated="16378"/>
        </table:table-row>
        <table:table-row table:style-name="ro2">
          <table:table-cell office:value-type="string" table:style-name="ce6">
            <text:p>Police and crime commissioners</text:p>
          </table:table-cell>
          <table:table-cell office:value-type="float" office:value="268.06818218574801" table:style-name="ce12">
            <text:p>268</text:p>
          </table:table-cell>
          <table:table-cell office:value-type="percentage" office:value="5.0053594679572343E-2" table:style-name="ce13">
            <text:p>5.0%</text:p>
          </table:table-cell>
          <table:table-cell office:value-type="float" office:value="268.06818218574801" table:style-name="ce12">
            <text:p>268</text:p>
          </table:table-cell>
          <table:table-cell office:value-type="percentage" office:value="5.0053594679572343E-2" table:style-name="ce13">
            <text:p>5.0%</text:p>
          </table:table-cell>
          <table:table-cell office:value-type="string" table:style-name="ce15">
            <text:p>[note d]</text:p>
          </table:table-cell>
          <table:table-cell table:number-columns-repeated="16378"/>
        </table:table-row>
        <table:table-row table:style-name="ro2">
          <table:table-cell office:value-type="string" table:style-name="ce6">
            <text:p>Fire and rescue authorities</text:p>
          </table:table-cell>
          <table:table-cell office:value-type="float" office:value="88.137930915520684" table:style-name="ce12">
            <text:p>88</text:p>
          </table:table-cell>
          <table:table-cell office:value-type="percentage" office:value="2.988935400234501E-2" table:style-name="ce13">
            <text:p>3.0%</text:p>
          </table:table-cell>
          <table:table-cell office:value-type="float" office:value="88.137930915520684" table:style-name="ce12">
            <text:p>88</text:p>
          </table:table-cell>
          <table:table-cell office:value-type="percentage" office:value="2.988935400234501E-2" table:style-name="ce13">
            <text:p>3.0%</text:p>
          </table:table-cell>
          <table:table-cell office:value-type="string" table:style-name="ce15">
            <text:p>[note e]</text:p>
          </table:table-cell>
          <table:table-cell table:number-columns-repeated="16378"/>
        </table:table-row>
        <table:table-row table:number-rows-repeated="1048557" table:style-name="ro4">
          <table:table-cell table:number-columns-repeated="16384"/>
        </table:table-row>
      </table:table>
      <table:table table:name="Notes" table:style-name="ta1">
        <table:table-column table:style-name="co6" table:default-cell-style-name="ce2"/>
        <table:table-column table:style-name="co7" table:default-cell-style-name="ce2"/>
        <table:table-column table:style-name="co6" table:number-columns-repeated="16382" table:default-cell-style-name="ce2"/>
        <table:table-row table:style-name="ro1">
          <table:table-cell office:value-type="string" table:style-name="ce1">
            <text:p>Notes</text:p>
          </table:table-cell>
          <table:table-cell table:style-name="ce6"/>
          <table:table-cell table:number-columns-repeated="16382"/>
        </table:table-row>
        <table:table-row table:style-name="ro2">
          <table:table-cell office:value-type="string" table:style-name="ce6">
            <text:p>This worksheet contains one table with notes and definitions associated with Table 2.</text:p>
          </table:table-cell>
          <table:table-cell table:style-name="ce6"/>
          <table:table-cell table:number-columns-repeated="16382"/>
        </table:table-row>
        <table:table-row table:style-name="ro2">
          <table:table-cell office:value-type="string" table:style-name="ce7">
            <text:p>Note</text:p>
          </table:table-cell>
          <table:table-cell office:value-type="string" table:style-name="ce7">
            <text:p>Note text</text:p>
          </table:table-cell>
          <table:table-cell table:number-columns-repeated="16382"/>
        </table:table-row>
        <table:table-row table:style-name="ro5">
          <table:table-cell office:value-type="string" table:style-name="ce18">
            <text:p>[note a]</text:p>
          </table:table-cell>
          <table:table-cell office:value-type="string" table:style-name="ce19">
            <text:p>This includes core GLA, Transport for London (TfL), The London Legacy Development Corporation, the London Fire and Emergency Planning Authority (LFEThis includes core GLA, Transport for London (TfL), The London Legacy Development Corporation, the London Fire and Emergency Planning Authority (LFEPA); and The Mayor’s Office for Policing and Crime.</text:p>
          </table:table-cell>
          <table:table-cell table:number-columns-repeated="16382"/>
        </table:table-row>
        <table:table-row table:style-name="ro6">
          <table:table-cell office:value-type="string" table:style-name="ce18">
            <text:p>[note b]</text:p>
          </table:table-cell>
          <table:table-cell office:value-type="string" table:style-name="ce20">
            <text:p>Three (Cambridgeshire &amp; Peterborough Combined Authority (CA), Liverpool City Region CA, and the Greater Manchester CA) out of the eight combined authorities set a precept in 2024-25.</text:p>
          </table:table-cell>
          <table:table-cell table:number-columns-repeated="16382"/>
        </table:table-row>
        <table:table-row table:style-name="ro7">
          <table:table-cell office:value-type="string" table:style-name="ce18">
            <text:p>[note c]</text:p>
          </table:table-cell>
          <table:table-cell office:value-type="string" table:style-name="ce20">
            <text:p>For Greater Manchester Combined Authority, this reflects only the precept for their general functions which includes their responsibility for fire and rescue services.</text:p>
          </table:table-cell>
          <table:table-cell table:number-columns-repeated="16382"/>
        </table:table-row>
        <table:table-row table:style-name="ro8">
          <table:table-cell office:value-type="string" table:style-name="ce18">
            <text:p>[note d]</text:p>
          </table:table-cell>
          <table:table-cell office:value-type="string" table:style-name="ce20">
            <text:p>Does not include the Mayor’s Office for Policing and Crime element from GLA and excludes City of London Police (as this element is not distinguishable from the council tax charged by the City of London). Greater Manchester Combined Authority’s and West Yorkshire Combined Authority’s police function are included.</text:p>
          </table:table-cell>
          <table:table-cell table:number-columns-repeated="16382"/>
        </table:table-row>
        <table:table-row table:style-name="ro6">
          <table:table-cell office:value-type="string" table:style-name="ce18">
            <text:p>[note e]</text:p>
          </table:table-cell>
          <table:table-cell office:value-type="string" table:style-name="ce20">
            <text:p>Covers both metropolitan and shire and fire rescue authorities. It excludes fire and rescue services provided by counties, unitaries, GLA and Greater Manchester Combined Authority.</text:p>
          </table:table-cell>
          <table:table-cell table:number-columns-repeated="16382"/>
        </table:table-row>
        <table:table-row table:number-rows-repeated="1048568" table:style-name="ro4">
          <table:table-cell table:number-columns-repeated="16384"/>
        </table:table-row>
      </table:table>
      <table:database-ranges>
        <table:database-range table:target-range-address="Table_2.A3:Table_2.F19" table:name="Table_2" table:display-filter-buttons="false"/>
        <table:database-range table:target-range-address="Notes.A3:Notes.B8" table:name="Notes"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36">
      <number:number number:decimal-places="1" number:min-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0pt" style:font-size-asian="10pt" style:font-size-complex="10pt" style:font-family-generic="swiss"/>
    </style:style>
    <style:style style:name="T2" style:family="text">
      <style:text-properties fo:color="#000000" style:font-name="Calibri" style:font-name-asian="Calibri" style:font-name-complex="Calibri" fo:font-size="1pt" style:font-size-asian="1pt" style:font-size-complex="1pt" style:font-family-generic="swiss"/>
    </style:style>
    <style:style style:name="T3" style:family="text">
      <style:text-properties fo:color="#000000" style:font-name="Calibri" style:font-name-asian="Calibri" style:font-name-complex="Calibri"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SENSITIVE</text:span><text:span text:style-name="T1"> </text:span><text:span text:style-name="T1">-</text:span><text:span text:style-name="T1"> </text:span><text:span text:style-name="T1">DLUHC</text:span><text:span text:style-name="T1"> </text:span><text:span text:style-name="T1">USE</text:span><text:span text:style-name="T1"> </text:span><text:span text:style-name="T1">ONLY</text:span><text:span text:style-name="T2">#</text:span></text:p>
        <text:p/>
      </style:header>
      <style:header-left style:display="false"/>
      <style:header-first/>
      <style:footer>
        <text:p/>
        <text:p><text:span text:style-name="T3">#</text:span><text:span text:style-name="T4"> </text:span><text:span text:style-name="T4">OFFICIAL-SENSITIVE</text:span><text:span text:style-name="T4"> </text:span><text:span text:style-name="T4">-</text:span><text:span text:style-name="T4"> </text:span><text:span text:style-name="T4">DLUHC</text:span><text:span text:style-name="T4"> </text:span><text:span text:style-name="T4">USE</text:span><text:span text:style-name="T4"> </text:span><text:span text:style-name="T4">ONLY</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dc:title/>
    <dc:description/>
    <dc:subject/>
    <meta:initial-creator>Benjamin Rees</meta:initial-creator>
    <dc:creator>Olivia McDonnell</dc:creator>
    <meta:creation-date>2015-06-05T18:17:20Z</meta:creation-date>
    <dc:date>2024-03-20T09:58:49Z</dc:date>
    <meta:user-defined meta:name="ContentTypeId">0x010100ECCB7E1F660E4D499F35AD51896216AD</meta:user-defined>
    <meta:user-defined meta:name="MediaServiceImageTags"/>
  </office:meta>
</office:document-meta>
</file>